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0pt" style:font-size-asian="120pt" style:font-size-complex="120pt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ff3333" fo:font-size="96pt" style:font-size-asian="96pt" style:font-size-complex="96pt"/>
    </style:style>
    <style:style style:name="T1" style:family="text">
      <style:text-properties fo:font-size="120pt" style:font-size-asian="120pt" style:font-size-complex="12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00ae00" fo:font-size="96pt" style:font-size-asian="96pt" style:font-size-complex="96pt"/>
    </style:style>
    <style:style style:name="T4" style:family="text">
      <style:text-properties fo:color="#ff3333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223cm" svg:height="6.096cm" svg:x="9.763cm" svg:y="13.06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.223cm" svg:height="6.096cm" svg:x="17.955cm" svg:y="1.254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6.223cm" svg:height="6.096cm" svg:x="1.255cm" svg:y="1.254cm">
          <text:p text:style-name="P3"><text:span text:style-name="T2">M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567cm" svg:y1="6.458cm" svg:x2="10.674cm" svg:y2="13.957cm" draw:start-shape="id1" draw:start-glue-point="9" draw:end-shape="id2" draw:end-glue-point="5" svg:d="m6567 6458 4107 7499" svg:viewBox="0 0 4108 7500">
          <text:p/>
        </draw:connector>
        <draw:connector draw:style-name="gr2" draw:text-style-name="P1" draw:layer="layout" draw:type="line" svg:x1="18.866cm" svg:y1="6.458cm" svg:x2="15.075cm" svg:y2="13.957cm" draw:start-shape="id3" draw:start-glue-point="7" draw:end-shape="id2" draw:end-glue-point="11" svg:d="m18866 6458-3791 7499" svg:viewBox="0 0 3792 7500">
          <text:p/>
        </draw:connector>
        <draw:custom-shape draw:style-name="gr1" draw:text-style-name="P2" xml:id="id4" draw:id="id4" draw:layer="layout" svg:width="6.223cm" svg:height="6.096cm" svg:x="9.656cm" svg:y="1.254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768cm" svg:y1="7.35cm" svg:x2="12.875cm" svg:y2="13.065cm" draw:start-shape="id4" draw:start-glue-point="8" draw:end-shape="id2" draw:end-glue-point="4" svg:d="m12768 7350 107 5715" svg:viewBox="0 0 108 5716">
          <text:p/>
        </draw:connector>
        <draw:frame draw:style-name="gr3" draw:text-style-name="P4" draw:layer="layout" svg:width="2.479cm" svg:height="4.036cm" svg:x="11.591cm" svg:y="7.893cm">
          <draw:text-box>
            <text:p><text:span text:style-name="T3">+</text:span></text:p>
          </draw:text-box>
        </draw:frame>
        <draw:frame draw:style-name="gr3" draw:text-style-name="P4" draw:layer="layout" svg:width="1.628cm" svg:height="4.036cm" svg:x="16.304cm" svg:y="7.612cm">
          <draw:text-box>
            <text:p><text:span text:style-name="T4">-</text:span></text:p>
          </draw:text-box>
        </draw:frame>
        <draw:frame draw:style-name="gr3" draw:text-style-name="P4" draw:layer="layout" svg:width="2.479cm" svg:height="4.036cm" svg:x="7.192cm" svg:y="7.893cm">
          <draw:text-box>
            <text:p><text:span text:style-name="T3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nes </meta:initial-creator>
    <meta:creation-date>2013-09-16T13:26:33</meta:creation-date>
    <dc:date>2013-10-30T16:35:08</dc:date>
    <dc:creator>Johannes </dc:creator>
    <meta:editing-duration>P0D</meta:editing-duration>
    <meta:editing-cycles>4</meta:editing-cycles>
    <meta:generator>LibreOffice/4.0.2.2$Linux_X86_64 LibreOffice_project/400m0$Build-2</meta:generator>
    <meta:document-statistic meta:object-count="10"/>
  </office:meta>
</office:document-meta>
</file>